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informatico:</text:p>
      <text:p text:style-name="Standard">software los datos y la informacion.</text:p>
      <text:p text:style-name="Standard">hardware los elementos fisicos</text:p>
      <text:p text:style-name="Standard">firmware: es la parte intangible SOFTWARE de comoponentes del hardware. No es facilmente modificable y una vez que se introduce o se graba en un coponente hardware queda practicamente invariable. Por tanto firmware es software introducido en componentes electronicos o hardware.</text:p>
      <text:p text:style-name="Standard">Ejemplo:BIOS</text:p>
      <text:p text:style-name="Standard"/>
      <text:p text:style-name="Standard">ordenador: maquina compuesta de elementos fisicos de origen electrico-electronico la mayoria.</text:p>
      <text:p text:style-name="Standard">sistema operativo:</text:p>
      <text:p text:style-name="Standard">elementos y estructura de un sistema operativo:</text:p>
      <text:p text:style-name="Standard">funciones de un sistema operativo:</text:p>
      <text:p text:style-name="Standard">distintos tipos de sistemas operativos:</text:p>
      <text:p text:style-name="Standard">tipos de aplicaciones y los tipos de licencia que se pueden utilizar:</text:p>
      <text:p text:style-name="Standard">que son los gestores de arranqu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2S</meta:editing-duration>
    <meta:editing-cycles>4</meta:editing-cycles>
    <meta:generator>OpenOffice/4.1.1$Win32 OpenOffice.org_project/411m6$Build-9775</meta:generator>
    <dc:date>2015-06-16T20:04:14.93</dc:date>
    <meta:document-statistic meta:table-count="0" meta:image-count="0" meta:object-count="0" meta:page-count="1" meta:paragraph-count="12" meta:word-count="102" meta:character-count="709"/>
    <meta:user-defined meta:name="Info 1"/>
    <meta:user-defined meta:name="Info 2"/>
    <meta:user-defined meta:name="Info 3"/>
    <meta:user-defined meta:name="Info 4"/>
  </office:meta>
</office:document-meta>
</file>